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Heading_20_1" style:list-style-name="Numbering_20_1"/>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118_699631565" text:style-name="Index_20_Link" text:visited-style-name="Index_20_Link">1.Introduction<text:tab/>1</text:a></text:p>
          <text:p text:style-name="P4"><text:a xlink:type="simple" xlink:href="#__RefHeading__120_699631565" text:style-name="Index_20_Link" text:visited-style-name="Index_20_Link">2.Getting ready<text:tab/>1</text:a></text:p>
          <text:p text:style-name="P4"><text:a xlink:type="simple" xlink:href="#__RefHeading__122_699631565" text:style-name="Index_20_Link" text:visited-style-name="Index_20_Link">3.The First Gtk3 program<text:tab/>2</text:a></text:p>
          <text:p text:style-name="P4"><text:a xlink:type="simple" xlink:href="#__RefHeading__510_550330102" text:style-name="Index_20_Link" text:visited-style-name="Index_20_Link">4.A better Window<text:tab/>5</text:a></text:p>
          <text:p text:style-name="P4"><text:a xlink:type="simple" xlink:href="#__RefHeading__512_550330102" text:style-name="Index_20_Link" text:visited-style-name="Index_20_Link">5.Adding buttons<text:tab/>6</text:a></text:p>
          <text:p text:style-name="P4"><text:a xlink:type="simple" xlink:href="#__RefHeading__1464_550330102" text:style-name="Index_20_Link" text:visited-style-name="Index_20_Link">6.Adding button functions<text:tab/>8</text:a></text:p>
          <text:p text:style-name="P4"><text:a xlink:type="simple" xlink:href="#__RefHeading__1528_550330102" text:style-name="Index_20_Link" text:visited-style-name="Index_20_Link">7.Fun with labels<text:tab/>11</text:a></text:p>
        </text:index-body>
      </text:table-of-content>
      <text:p text:style-name="Text_20_body"/>
      <text:list xml:id="list11117390311" text:style-name="Numbering_20_1">
        <text:list-item>
          <text:h text:style-name="P3"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Programming Graphical Applications with Gtk2-Perl, Part 2</text:p>
      <text:p text:style-name="Quotations"><text:soft-page-break/>http://www.drdobbs.com/web-development/programming-graphical-applications-with/184416069</text:p>
      <text:p text:style-name="Text_20_body"></text:p>
      <text:p text:style-name="Text_20_body"/>
      <text:list xml:id="list1331322546" text:continue-numbering="true" text:style-name="Numbering_20_1">
        <text:list-item>
          <text:h text:style-name="P3"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980544293" text:continue-numbering="true" text:style-name="Numbering_20_1">
        <text:list-item>
          <text:h text:style-name="P3" text:outline-level="1"><text:bookmark-start text:name="__RefHeading__122_699631565"/>The First Gtk3 program<text:bookmark-end text:name="__RefHeading__122_699631565"/></text:h>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4"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text:soft-page-break/>#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text:soft-page-break/>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880470727" text:continue-numbering="true" text:style-name="Numbering_20_1">
        <text:list-item>
          <text:h text:style-name="P3" text:outline-level="1"><text:bookmark-start text:name="__RefHeading__510_550330102"/>A better Window<text:bookmark-end text:name="__RefHeading__510_550330102"/></text:h>
        </text:list-item>
      </text:list>
      <text:p text:style-name="Text_20_body">In this section we will add our own title, centre the window in the screen and set the default size to something a little more sensibl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854605644" text:continue-numbering="true" text:style-name="Numbering_20_1">
        <text:list-item>
          <text:h text:style-name="P3" text:outline-level="1"><text:bookmark-start text:name="__RefHeading__512_550330102"/>Adding buttons<text:bookmark-end text:name="__RefHeading__512_550330102"/></text:h>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text:soft-page-break/>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4"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text:soft-page-break/>we get two buttons the same width;</text:p>
      <text:p text:style-name="Quotations">$window-&gt;add($hbox);</text:p>
      <text:p text:style-name="Text_20_body">Finally we had our new container to the main window.</text:p>
      <text:list xml:id="list628543158" text:continue-numbering="true" text:style-name="Numbering_20_1">
        <text:list-item>
          <text:h text:style-name="P3" text:outline-level="1"><text:bookmark-start text:name="__RefHeading__1464_550330102"/>Adding button functions<text:bookmark-end text:name="__RefHeading__1464_550330102"/></text:h>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4"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text:soft-page-break/>$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text:soft-page-break/>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4"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p>
      <text:list xml:id="list1406791489" text:continue-numbering="true" text:style-name="Numbering_20_1">
        <text:list-item>
          <text:h text:style-name="P3" text:outline-level="1"><text:bookmark-start text:name="__RefHeading__1528_550330102"/>Fun with labels<text:bookmark-end text:name="__RefHeading__1528_550330102"/></text:h>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4"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17</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21:09:16</dc:date>
    <dc:creator>Kevin Philp</dc:creator>
    <meta:editing-duration>PT5H40M11S</meta:editing-duration>
    <meta:editing-cycles>18</meta:editing-cycles>
    <meta:generator>LibreOffice/3.5$Linux_X86_64 LibreOffice_project/350m1$Build-2</meta:generator>
    <dc:title>Gtk3 Perl Tutorial</dc:title>
    <meta:document-statistic meta:table-count="0" meta:image-count="5" meta:object-count="0" meta:page-count="17" meta:paragraph-count="330" meta:word-count="2496" meta:character-count="16938" meta:non-whitespace-character-count="14684"/>
  </office:meta>
</office:document-meta>
</file>